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24bef"/>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1753"/>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8e72c"/>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b9fc6"/>
    </style:style>
    <style:style style:name="P8" style:family="paragraph" style:parent-style-name="Text_20_body">
      <style:paragraph-properties fo:margin-left="0in" fo:margin-right="0in" fo:text-align="center" style:justify-single-word="false" fo:text-indent="0.1965in" style:auto-text-indent="false"/>
    </style:style>
    <style:style style:name="P9"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124bef"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3054"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color="#0000ff"/>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c5d6" officeooo:paragraph-rsid="001dc5d6"/>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Text_20_body">
      <style:paragraph-properties fo:text-align="justify" style:justify-single-word="false"/>
    </style:style>
    <style:style style:name="P77" style:family="paragraph" style:parent-style-name="Text_20_body">
      <style:text-properties fo:color="#ff6600" fo:language="ru" fo:country="RU"/>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6" style:family="paragraph" style:parent-style-name="Footnote">
      <style:text-properties fo:language="en" fo:country="US"/>
    </style:style>
    <style:style style:name="P97" style:family="paragraph" style:parent-style-name="Footnote">
      <style:text-properties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d9245"/>
    </style:style>
    <style:style style:name="P1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06fc3" officeooo:paragraph-rsid="003c9930"/>
    </style:style>
    <style:style style:name="P11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06fc3" officeooo:paragraph-rsid="003cbc0b"/>
    </style:style>
    <style:style style:name="P11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loext:graphic-properties draw:fill="solid" draw:fill-color="#eeeeee" draw:opacity="100%"/>
      <style:paragraph-properties fo:background-color="#eeeeee"/>
      <style:text-properties fo:language="ru" fo:country="RU"/>
    </style:style>
    <style:style style:name="P120" style:family="paragraph" style:parent-style-name="Heading_20_2">
      <loext:graphic-properties draw:fill="solid" draw:fill-color="#eeeeee" draw:opacity="100%"/>
      <style:paragraph-properties fo:background-color="#eeeeee"/>
    </style:style>
    <style:style style:name="P121" style:family="paragraph" style:parent-style-name="Heading_20_1">
      <loext:graphic-properties draw:fill="solid" draw:fill-color="#eeeeee" draw:opacity="100%"/>
      <style:paragraph-properties fo:background-color="#eeeeee"/>
    </style:style>
    <style:style style:name="P122" style:family="paragraph" style:parent-style-name="Heading_20_1">
      <style:paragraph-properties fo:margin-left="0in" fo:margin-right="0in" fo:text-align="center" style:justify-single-word="false" fo:text-indent="0.1965in" style:auto-text-indent="false"/>
    </style:style>
    <style:style style:name="P12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officeooo:rsid="000f42b7" style:font-style-asian="italic" style:font-style-complex="italic"/>
    </style:style>
    <style:style style:name="T8" style:family="text">
      <style:text-properties fo:language="en" fo:country="US" fo:font-style="italic" officeooo:rsid="00123054" style:font-style-asian="italic" style:font-style-complex="italic"/>
    </style:style>
    <style:style style:name="T9" style:family="text">
      <style:text-properties fo:language="en" fo:country="US" officeooo:rsid="000f42b7"/>
    </style:style>
    <style:style style:name="T10" style:family="text">
      <style:text-properties fo:language="en" fo:country="US" officeooo:rsid="00123054"/>
    </style:style>
    <style:style style:name="T11" style:family="text">
      <style:text-properties fo:language="en" fo:country="US" officeooo:rsid="001301a3"/>
    </style:style>
    <style:style style:name="T12" style:family="text">
      <style:text-properties fo:language="en" fo:country="US" officeooo:rsid="0014c4e1"/>
    </style:style>
    <style:style style:name="T13" style:family="text">
      <style:text-properties fo:language="en" fo:country="US" officeooo:rsid="00159e61"/>
    </style:style>
    <style:style style:name="T14" style:family="text">
      <style:text-properties fo:language="en" fo:country="US" officeooo:rsid="00177097"/>
    </style:style>
    <style:style style:name="T15" style:family="text">
      <style:text-properties fo:language="en" fo:country="US" officeooo:rsid="00186b1a"/>
    </style:style>
    <style:style style:name="T16" style:family="text">
      <style:text-properties fo:language="en" fo:country="US" officeooo:rsid="001bd66a"/>
    </style:style>
    <style:style style:name="T17" style:family="text">
      <style:text-properties fo:language="en" fo:country="US" officeooo:rsid="0030f48b"/>
    </style:style>
    <style:style style:name="T18" style:family="text">
      <style:text-properties fo:language="en" fo:country="US" officeooo:rsid="00323fb9"/>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en" fo:country="US" fo:font-style="normal" officeooo:rsid="000f42b7" style:font-style-asian="normal" style:font-style-complex="normal"/>
    </style:style>
    <style:style style:name="T35" style:family="text">
      <style:text-properties style:use-window-font-color="true" fo:language="en" fo:country="US" fo:font-style="normal" officeooo:rsid="001bd66a" style:font-style-asian="normal" style:font-style-complex="normal"/>
    </style:style>
    <style:style style:name="T36" style:family="text">
      <style:text-properties style:use-window-font-color="true" fo:language="en" fo:country="US" fo:font-style="normal" officeooo:rsid="0028e72c" style:font-style-asian="normal" style:font-style-complex="normal"/>
    </style:style>
    <style:style style:name="T37" style:family="text">
      <style:text-properties style:use-window-font-color="true" fo:language="en" fo:country="US" fo:font-style="normal" officeooo:rsid="00123054" style:font-style-asian="normal" style:font-style-complex="normal"/>
    </style:style>
    <style:style style:name="T38" style:family="text">
      <style:text-properties style:use-window-font-color="true" fo:language="en" fo:country="US" fo:font-style="normal" officeooo:rsid="0033fd17" style:font-style-asian="normal" style:font-style-complex="normal"/>
    </style:style>
    <style:style style:name="T39" style:family="text">
      <style:text-properties style:use-window-font-color="true" fo:language="en" fo:country="US" fo:font-style="normal" officeooo:rsid="0038fd57" style:font-style-asian="normal" style:font-style-complex="normal"/>
    </style:style>
    <style:style style:name="T40" style:family="text">
      <style:text-properties style:use-window-font-color="true" fo:language="en" fo:country="US" fo:font-style="normal" officeooo:rsid="0035d955" style:font-style-asian="normal" style:font-style-complex="normal"/>
    </style:style>
    <style:style style:name="T41" style:family="text">
      <style:text-properties style:use-window-font-color="true" fo:language="en" fo:country="US" fo:font-style="normal" officeooo:rsid="003b36af" style:font-style-asian="normal" style:font-style-complex="normal"/>
    </style:style>
    <style:style style:name="T42" style:family="text">
      <style:text-properties style:use-window-font-color="true" fo:language="en" fo:country="US" fo:font-style="normal" officeooo:rsid="003c8d90" style:font-style-asian="normal" style:font-style-complex="normal"/>
    </style:style>
    <style:style style:name="T43" style:family="text">
      <style:text-properties style:use-window-font-color="true" fo:language="en" fo:country="US" fo:font-style="normal" officeooo:rsid="003c9930" style:font-style-asian="normal" style:font-style-complex="normal"/>
    </style:style>
    <style:style style:name="T44" style:family="text">
      <style:text-properties style:use-window-font-color="true" fo:language="en" fo:country="US" fo:font-style="normal" officeooo:rsid="003cbc0b" style:font-style-asian="normal" style:font-style-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officeooo:rsid="000ae8af"/>
    </style:style>
    <style:style style:name="T52" style:family="text">
      <style:text-properties officeooo:rsid="000cc452"/>
    </style:style>
    <style:style style:name="T53" style:family="text">
      <style:text-properties officeooo:rsid="000cc95e"/>
    </style:style>
    <style:style style:name="T54" style:family="text">
      <style:text-properties fo:font-style="normal" style:font-style-asian="normal" style:font-style-complex="normal"/>
    </style:style>
    <style:style style:name="T55" style:family="text">
      <style:text-properties fo:font-style="normal" officeooo:rsid="001bd66a" style:font-style-asian="normal" style:font-style-complex="normal"/>
    </style:style>
    <style:style style:name="T56" style:family="text">
      <style:text-properties fo:font-style="normal" officeooo:rsid="00237a91" style:font-style-asian="normal" style:font-style-complex="normal"/>
    </style:style>
    <style:style style:name="T57" style:family="text">
      <style:text-properties fo:font-style="normal" officeooo:rsid="00261753" style:font-style-asian="normal" style:font-style-complex="normal"/>
    </style:style>
    <style:style style:name="T58" style:family="text">
      <style:text-properties fo:font-style="normal" officeooo:rsid="0028e72c" style:font-style-asian="normal" style:font-style-complex="normal"/>
    </style:style>
    <style:style style:name="T59" style:family="text">
      <style:text-properties officeooo:rsid="000f42b7"/>
    </style:style>
    <style:style style:name="T60" style:family="text">
      <style:text-properties officeooo:rsid="0013948c"/>
    </style:style>
    <style:style style:name="T61" style:family="text">
      <style:text-properties officeooo:rsid="00143adc"/>
    </style:style>
    <style:style style:name="T62" style:family="text">
      <style:text-properties officeooo:rsid="0016377a"/>
    </style:style>
    <style:style style:name="T63" style:family="text">
      <style:text-properties officeooo:rsid="001a18f9"/>
    </style:style>
    <style:style style:name="T64" style:family="text">
      <style:text-properties officeooo:rsid="001bd66a"/>
    </style:style>
    <style:style style:name="T65" style:family="text">
      <style:text-properties officeooo:rsid="001e83e1"/>
    </style:style>
    <style:style style:name="T66" style:family="text">
      <style:text-properties officeooo:rsid="00223ebd"/>
    </style:style>
    <style:style style:name="T67" style:family="text">
      <style:text-properties officeooo:rsid="0023a2b5"/>
    </style:style>
    <style:style style:name="T68" style:family="text">
      <style:text-properties officeooo:rsid="00261753"/>
    </style:style>
    <style:style style:name="T69" style:family="text">
      <style:text-properties officeooo:rsid="000ddc3c"/>
    </style:style>
    <style:style style:name="T70" style:family="text">
      <style:text-properties officeooo:rsid="0029993e"/>
    </style:style>
    <style:style style:name="T71" style:family="text">
      <style:text-properties officeooo:rsid="002b9fc6"/>
    </style:style>
    <style:style style:name="T72" style:family="text">
      <style:text-properties officeooo:rsid="002d9245"/>
    </style:style>
    <style:style style:name="T73" style:family="text">
      <style:text-properties officeooo:rsid="002f200d"/>
    </style:style>
    <style:style style:name="T74" style:family="text">
      <style:text-properties officeooo:rsid="00327158"/>
    </style:style>
    <style:style style:name="T75" style:family="text">
      <style:text-properties officeooo:rsid="0035d955"/>
    </style:style>
    <style:style style:name="T76" style:family="text">
      <style:text-properties officeooo:rsid="00377e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8">От Massaraksh</text:p>
      <text:p text:style-name="P1"/>
      <text:p text:style-name="P10">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04989098274778973" text:style-name="L1">
        <text:list-item>
          <text:p text:style-name="P105">добавить детектив <text:span text:style-name="T1">(реализовано)</text:span>+ магические уроки/трактаты Старсвирла</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1427631077035249396"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text:soft-page-break/>«Основы Заклятий» - обмен</text:p>
        </text:list-item>
        <text:list-item>
          <text:p text:style-name="P107">«Мамочка, А Что Это Истекает Из Моего Рога? - Введение В Магию Для Маленьких Единорогов» - обмен</text:p>
        </text:list-item>
      </text:list>
      <text:p text:style-name="P10"/>
      <text:h text:style-name="Heading_20_2" text:outline-level="2">Факты об Эквестрии <text:span text:style-name="T1">(согласовать с вики)</text:span></text:h>
      <text:list xml:id="list5041635516027551283"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Рома</text:h>
      <text:p text:style-name="P84">Программист в команде UI-программистов</text:p>
      <text:h text:style-name="Heading_20_3" text:outline-level="3"><text:soft-page-break/>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17" text:outline-level="2">1. Терра</text:h>
      <text:p text:style-name="P28">музыка - кондовая электронная, холодная и отчаянная (Electronics “Disappointed”)</text:p>
      <text:p text:style-name="P86">&lt;Добавить угрозу ядерной войны&gt;</text:p>
      <text:p text:style-name="P8">***</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0">Я прислонился к стойке с коньяком и закрыл глаза.</text:p>
      <text:p text:style-name="P12">Блядь, как хочется послать его нахуй.</text:p>
      <text:p text:style-name="P10">–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0">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10">– Я даже не смогу зайти в офис. Я выкинул пропуск в унитаз.</text:p>
      <text:p text:style-name="P13">– Макс, не беспокойся, охрана уже в курсе. Тебе выдадут временный.</text:p>
      <text:p text:style-name="P13">–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3"><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9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6">Team lead — г<text:span text:style-name="T1">лавный программист команды, работающей над проектом</text:span></text:p></text:note-body></text:note> проекта ушёл в запой, семь лет работы в жопу?</text:p>
      <text:p text:style-name="P12">Блядь!</text:p>
      <text:p text:style-name="P10">– Ладно, <text:span text:style-name="T5">уболтал</text:span>. Загляну на огонёк. Но ничего не обещаю. Честно говоря, мне плевать.</text:p>
      <text:p text:style-name="P10">Треск помех не смог скрыть выдох на той стороне трубки.</text:p>
      <text:p text:style-name="P10">–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8">***</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5">RnD-</text:span><text:span text:style-name="T1">зоны</text:span><text:span text:style-name="T1"><text:note text:id="ftn3" text:note-class="footnote"><text:note-citation>3</text:note-citation><text:note-body><text:p text:style-name="P9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20"/>
      <text:p text:style-name="P55"><text:span text:style-name="T5">&gt;\</text:span>Привет, Нексус. Это Макс.</text:p>
      <text:p text:style-name="P55"><text:span text:style-name="T5">&lt;\</text:span>Привет Макс. <text:span text:style-name="T1">Рад тебя видеть. Где ты отсутствовал три дня?</text:span></text:p>
      <text:p text:style-name="P5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6"/>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55"><text:span text:style-name="T5">&gt;\</text:span>Как называется наш проект?</text:p>
      <text:p text:style-name="P55"><text:span text:style-name="T5">&lt;\</text:span>Дайсон.</text:p>
      <text:p text:style-name="P55"><text:span text:style-name="T5">&gt;\</text:span>Сколько тебе лет?</text:p>
      <text:p text:style-name="P55"><text:span text:style-name="T5">&lt;\</text:span>Два года с начала запуска кластера.</text:p>
      <text:p text:style-name="P55"><text:span text:style-name="T5">&gt;\</text:span>Какой сейчас год?</text:p>
      <text:p text:style-name="P55"><text:soft-page-break/><text:span text:style-name="T5">&gt;\</text:span>202<text:span text:style-name="T1">6</text:span>-й.</text:p>
      <text:p text:style-name="P27"/>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55"><text:span text:style-name="T5">&gt;\</text:span>Нексус, отключи память <text:span text:style-name="T1">заданий</text:span> за последнюю неделю.</text:p>
      <text:p text:style-name="P55"><text:span text:style-name="T5">&lt;\</text:span>Выполнено.</text:p>
      <text:p text:style-name="P5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7">Подробный план действий по дням приведен в файле «Война <text:soft-page-break/>корпораций_A_06.09.2026_23<text:span text:style-name="T5">:47.bmf»</text:span></text:p>
      <text:p text:style-name="P26"/>
      <text:p text:style-name="P35">&lt;<text:span text:style-name="T1">как-то говённо. Улучшить</text:span>&gt;</text:p>
      <text:p text:style-name="P40">Хм, не понял? Ч<text:span text:style-name="T1">ё</text:span> за хрень?</text:p>
      <text:p text:style-name="P40"/>
      <text:p text:style-name="P55"><text:span text:style-name="T5">&gt;</text:span>\Нексус, почему ты используешь жёсткие настройки <text:span text:style-name="T1">для решения задачи</text:span>?</text:p>
      <text:p text:style-name="P55"><text:span text:style-name="T5">&lt;\</text:span>Настройки правильные, <text:span text:style-name="T1">Макс</text:span>.</text:p>
      <text:p text:style-name="P27"/>
      <text:p text:style-name="P40">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20"/>
      <text:p text:style-name="P5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40">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0">Ага, уже теплее.</text:p>
      <text:p text:style-name="P40"/>
      <text:p text:style-name="P55"><text:span text:style-name="T5">&gt;</text:span>\Нексус,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5">– </text:span>Окей. Спасибо, Макс. <text:span text:style-name="T1">Выручил.</text:span></text:p>
      <text:p text:style-name="P4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4">– Но эти установки работают не в тестовом кластере, а на продакшене.</text:p>
      <text:p text:style-name="P14">–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5">.</text:span></text:p>
      <text:p text:style-name="P62">Гудки.</text:p>
      <text:p text:style-name="P40"><text:span text:style-name="T1">У</text:span>ходя попрощался с охранником, <text:span text:style-name="T1">увлечённо исследующим тему педофилии</text:span>.</text:p>
      <text:p text:style-name="P40"><text:soft-page-break/>Всё, свободен. Хотя <text:s/><text:span text:style-name="T1">воскресенье</text:span> уже испорчен<text:span text:style-name="T1">о</text:span>.</text:p>
      <text:p text:style-name="P87">***</text:p>
      <text:p text:style-name="P10">На улице моросил дождь. Я шарил по карманам в поисках ключей от машины, когда в плечо похлопали.</text:p>
      <text:p text:style-name="P10">Я обернулся. За спиной подслеповато осклабился бородатый зачуханый мужик в рваных джинсах и свитере.</text:p>
      <text:p text:style-name="P10">– Слышь, браток, дай на опохмел? Мочи нет, в глотке пересохло. Спать не могу, глюки всякие снятся.</text:p>
      <text:p text:style-name="P10">От нечего делать, пока роюсь в карманах, спросил:</text:p>
      <text:p text:style-name="P10">– И что же за глюки тебе снятся, мужик?</text:p>
      <text:p text:style-name="P10">–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0">Я хотел было ответить, что лечиться опохмелом от белой горячки — плохая идея, но тут на меня накатило.</text:p>
      <text:p text:style-name="P10">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0">– Так чего, дашь на успокоение нервов? Не жлобись, мужик, будь другом? – повторный оклик нищего вернул меня к реальности.</text:p>
      <text:p text:style-name="P10">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0">– На. – я протянул ему кулёк с Бакарди.</text:p>
      <text:p text:style-name="P10">– О, – обрадовался мужик. – Ромчик! То, что надо! Спасибо, бро!</text:p>
      <text:p text:style-name="P10">Бродяга пошлёпал в дождь.</text:p>
      <text:p text:style-name="P10">Я смотрел ему вслед, пытаясь вспомнить детали образа, на мгновение проступившего во тьме.</text:p>
      <text:p text:style-name="P15">***</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6">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10">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0">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0">Рыбки ужин не требовали, но, в отличие от Крысы, были живыми. Я достал упаковку корма из-под стула и отсыпал порцию в мерный стаканчик.</text:p>
      <text:p text:style-name="P10">– Гули-гули-гули!</text:p>
      <text:p text:style-name="P10">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0">Сосущее чувство усилилось.</text:p>
      <text:p text:style-name="P10">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8">***</text:p>
      <text:p text:style-name="P1">Грохот улицы не достигал крыши 2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0">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5">&lt;</text:span><text:span text:style-name="T24">месяц</text:span><text:span text:style-name="T5">&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6">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8">Музыка быстрая, тревожная, надорваная и печальная (Pet Shop Boys “So Hard” ?)</text:p>
      <text:p text:style-name="P30"/>
      <text:p text:style-name="P8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снотворного таких глюков у меня ни разу не было</text:span><text:span text:style-name="T4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4">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4">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0">Я даже начал было смотреть серии по собственной инициативе, но после самоубийства Влада не мог к ним вернуться.</text:p>
      <text:p text:style-name="P42"><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0">&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0">– Сестрица, не позорься! – шикнула на Селестию тёмная аликорница. – Не выдавай желаемое за действительное хотя бы при посторонних.</text:p>
      <text:p text:style-name="P10">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0">– Что происходит? Как я тут очутился вообще?</text:p>
      <text:p text:style-name="P10">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0">Дискорд нахмурился и бросил в сторону, ковыряясь когтём в зубе.</text:p>
      <text:p text:style-name="P10">–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0">– <text:s/>А что, в Винг-Поинте вас не учили, что оставлять пост без приказа <text:s/>— недопустимо? – отпустил он уже пегасу.</text:p>
      <text:p text:style-name="P10">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10">–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0">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0">–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0">–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0">– На себя посмотри! – огрызнулся Дискорд. – Призвала какую-то полудохлую обезьяну вместо с<text:span text:style-name="T31">верх</text:span>…</text:p>
      <text:p text:style-name="P10">Тут м<text:span text:style-name="T5">еня, </text:span>наконец,<text:span text:style-name="T5"> стошнило. Буквально вывернуло наизнанку: из носа текло, в глазах стояли слёзы. </text:span></text:p>
      <text:p text:style-name="P10"><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0">Я разогнулся и выпустил шею аликорницы. Она перевела <text:s/>взгляд на меня. Потом — на своё копыто, краешек которого оказался запачкан.</text:p>
      <text:p text:style-name="P18">Я смутился и потянулся за платком.</text:p>
      <text:p text:style-name="P18">– Я это… Извиняюсь. Сейчас вытру.</text:p>
      <text:p text:style-name="P10"><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0">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0">– Ты почему отстал? – крикнула она. – Некогда прохлаждаться!</text:p>
      <text:p text:style-name="P10">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0">–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0">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0">–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0">– Какого хера? Прекрати немедленно! Бля...</text:p>
      <text:p text:style-name="P10">Аликорница пропустила мои протесты мимо ушей. Мы приближались к концу галереи, когда из конца, где я только что отдыхал, показался стебель.</text:p>
      <text:p text:style-name="P10">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0">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0">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0">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0">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0">Я оглянулся вперёд и увидел ещё один зелёный «рукав», выползающий из бокового прохода, как паста из тюбика.</text:p>
      <text:p text:style-name="P10">Бац!</text:p>
      <text:p text:style-name="P10">– Ай!</text:p>
      <text:p text:style-name="P10">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0">Увидев, что назад пути нет, аликорница крутанулась обратно.</text:p>
      <text:p text:style-name="P10"><text:soft-page-break/>Бац!</text:p>
      <text:p text:style-name="P10">– Ай! Твою ж... Твоё высочество, блин!!!</text:p>
      <text:p text:style-name="P10">Селестия выпрямилась в струнку.</text:p>
      <text:p text:style-name="P10">– Закрой глаза! – скомандовала аликорница.</text:p>
      <text:p text:style-name="P10">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0">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0">–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0">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0">–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10">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0">Но оставить аликорницу здесь? Я оглянулся на неё.</text:p>
      <text:p text:style-name="P10">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0">Нет, не могу. Блин, лучше уж пусть меня сожрёт с ней заодно это шелестящее говно, чем оставить её тут одну.</text:p>
      <text:p text:style-name="P10">Я присел рядом с ней и положил её голову к себе на колени.</text:p>
      <text:p text:style-name="P10">– Эй!!! – крикнул я ей в ухо. – Вставай! Ты должна встать!</text:p>
      <text:p text:style-name="P10">Я дунул ей в морду и потрепал рукой по чёлке, задев при этом рог.</text:p>
      <text:p text:style-name="P10">Медленно-медленно <text:s/>Селестия раскрыла один глаз. Её ноги дёрнулись и поджались к телу.</text:p>
      <text:p text:style-name="P10">– Вставай, лошадь рогатая!!! Некогда прохлаждаться! Нам сейчас жопа наступит, если не встанешь!</text:p>
      <text:p text:style-name="P10">Глаз так же медленно закрылся.</text:p>
      <text:p text:style-name="P10">Я зарычал от бессилия. Шуршание раздавался совсем близко.</text:p>
      <text:p text:style-name="P10">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0">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10">Ну, всё, можно вставлять в глаза монетки. Хороший бутерброд получился для глистоплюща!</text:p>
      <text:p text:style-name="P10"><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0">– Давай, родная, давай! Вставай, я помогу тебе. Совсем немного осталось...</text:p>
      <text:p text:style-name="P10">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10">– Вот они!!!</text:p>
      <text:p text:style-name="P10">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0">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0">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0">–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0">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0">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7">Спи, сестра моя родная,<text:line-break/>Спи. Усни.<text:line-break/>Крыльями тебя укрою,<text:line-break/>Спи. Усни.</text:p><text:p text:style-name="P97"><text:tab/>В чаще тёмной волки воют,<text:line-break/>Спи. Усни.</text:p><text:p text:style-name="P97"><text:tab/>В мрачном замке духи ноют,<text:line-break/>Спи. Усни.</text:p><text:p text:style-name="P97"><text:tab/>Сказки вечность нам читает,<text:line-break/>Спи. Усни.<text:line-break/>День осенний угасает,<text:line-break/>Спи. Усни.<text:line-break/>Помни только в сне глубоком,</text:p><text:p text:style-name="P9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10">–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0">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0">Ну, блин, пронесло! Не думаю, что эта дрянь умеет летать. Я облегчённо выдохнул.</text:p>
      <text:p text:style-name="P10">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0">–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0">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0">–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10">– <text:s/>Почему ты называешь замок домом?</text:p>
      <text:p text:style-name="P10">–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0">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0">– А почему вы выбрали такое необычное место для замка? Остров посреди болота мне не кажется подходящим местом для королевской резиденции.</text:p>
      <text:p text:style-name="P10">– Раньше тут не было болота. Глубокий овраг окружал Дом с трёх сторон. С четвёртой его защищала скала. Болото появилось совсем недавно.</text:p>
      <text:p text:style-name="P10">– Точно недавно?</text:p>
      <text:p text:style-name="P10">– Почему ты спрашиваешь Нас?</text:p>
      <text:p text:style-name="P18">Я указал на пятно ряби на воде, быстро догоняющее тень от колесницы.</text:p>
      <text:p text:style-name="P10">– Потому что в нём успела завестись рыба. Причём, судя по всему, достаточно крупная.</text:p>
      <text:p text:style-name="P10">Луна проследила взглядом направление и внезапно вскочила на ноги.</text:p>
      <text:p text:style-name="P10">– Набирай высоту! Они настигают нас! – крикнула она Дискорду. Тот обернулся и, увидев пятно на воде, помотал головой.</text:p>
      <text:p text:style-name="P10">–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0">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0">– Вправо! – заорал Дискорд, рванув жезл вправо.</text:p>
      <text:p text:style-name="P10">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0"><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0">– Присмотри за ней. – обратилась она ко мне, кивнув на спящую сестру. Мне показалось, или в её <text:span text:style-name="T2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0">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10">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0">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0">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0">Она что-то спросила меня, но я не услышал ни звука.</text:p>
      <text:p text:style-name="P10">– Что?! Говори громче, я ничего не слышу.</text:p>
      <text:p text:style-name="P10">– Где Дискорд? – повторила она <text:span text:style-name="T23">напряжённо</text:span>.</text:p>
      <text:p text:style-name="P10">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0">Что-то схватило меня за шиворот и потащило назад.</text:p>
      <text:p text:style-name="P10">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0">Пегасы тем временем упорно молотили крыльями, пытаясь прорваться к близкому берегу.</text:p>
      <text:p text:style-name="P10">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0">Тройка скакунов молча ускорилась, а их попавшийся собрат бился в объятиях лозы как мотылёк в паутине.</text:p>
      <text:p text:style-name="P10">Луна застыла, глядя немигающими глазами на пегаса. Потом она, не разжимая зубов, издала нечто, похожее одновременно на тонкий вой и ржание.</text:p>
      <text:p text:style-name="P10"><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0">Одновременно раздался громкий треск откуда-то сзади, и пол платформы выровнялся</text:p>
      <text:p text:style-name="P10">– Кимеринн!!! <text:s/>– <text:s/>закричала Луна, выплюнув воротник моей куртки.</text:p>
      <text:p text:style-name="P10">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0">Луна, сложив крылья, прыгнула головой вниз с платформы.</text:p>
      <text:p text:style-name="P10">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0">Мы уже летели над берегом, когда она молча опустилась на платформу и забилась в угол<text:span text:style-name="T31">, опустив голову на пол.</text:span></text:p>
      <text:p text:style-name="P10">Некоторое время мы летели молча. Потом из-под платформы послышался шорох и возня. Я лёг на пол и заглянул под платформу.</text:p>
      <text:p text:style-name="P10">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0">Я ухватился за протянутую им лапу, а подошедшая Луна вцепилась зубами в его загривок и — оп-па! — мы таки втащили его на колесницу.</text:p>
      <text:p text:style-name="P10"><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10"><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0">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0">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0"><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0"><text:span text:style-name="T5">–</text:span> ТЫ!!! ТЫ!..</text:p>
      <text:p text:style-name="P10"><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10">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0">Дальнейший путь мы провели в молчании.</text:p>
      <text:p text:style-name="P10"><text:soft-page-break/></text:p>
      <text:h text:style-name="Heading_20_2" text:outline-level="2"><text:span text:style-name="T5">3. </text:span>Кантерлот</text:h>
      <text:p text:style-name="P59">Музыка медленная, фэнтезийная, средневековая, изысканая, дворцовая (стиль Dire Straits “Coyote”)</text:p>
      <text:p text:style-name="P7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9"/>
      <text:p text:style-name="P24">Глава IV. Пределы магии</text:p>
      <text:p text:style-name="P23"/>
      <text:p text:style-name="P24">Вашему покорному слуге известны четыре предела магии: </text:p>
      <text:list xml:id="list7947122845684476870"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6">– <text:span text:style-name="T1">Восемь, о учитель!</text:span></text:p><text:p text:style-name="P96">– Отлично. Надиктую ещё две и сбегаешь за кофе.</text:p></text:note-body></text:note></text:span></text:p>
        </text:list-item>
      </text:list>
      <text:p text:style-name="P12"/>
      <text:p text:style-name="P16">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1">– Разве что один бит. Серебряный.</text:p>
      <text:p text:style-name="P57"><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21">В погоне за ней я чуть не открыл лбом дубовые ворота — серебряшка прокатилась прямо под ними.</text:p>
      <text:p text:style-name="P16"><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6">Я приоткрыл створку.</text:p>
      <text:p text:style-name="P2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1">– Макс. – <text:s/>отрекомендовался я. – <text:s/>Человек.</text:p>
      <text:p text:style-name="P2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6">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1">– К сожалению, не слышал. Я тут недавно.</text:p>
      <text:p text:style-name="P2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1">– Я вижу вас. – честно признался я.</text:p>
      <text:p text:style-name="P2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1">– Вы говорили, что королевские кареты делали три мастерских…</text:p>
      <text:p text:style-name="P2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1">Норф строго посмотрел на меня поверх очков.</text:p>
      <text:p text:style-name="P2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1">Единорог с силой крутанул колесо. Оно беззвучно завертелось, превратившись в серый размытый диск.</text:p>
      <text:p text:style-name="P2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1">Норф пошёл к сараю, стоявшему у задней стены дворика. На полпути он обернулся.</text:p>
      <text:p text:style-name="P21">– Не могли бы вы помочь мне вон с тем домкратом? А то склероз замучал, а бегать туда-сюда уже малость трудновато.</text:p>
      <text:p text:style-name="P21">Распахнув ветхие ворота сарайчика, он картинно вскинул копыто.</text:p>
      <text:p text:style-name="P21">– “Королева Лорен ”! Встречайте!</text:p>
      <text:p text:style-name="P2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21">Норф заговорщицки подмигнул мне.</text:p>
      <text:p text:style-name="P21">–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повышенного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21">Норф любовно погладил обтекатель кареты и стал подымать её на домкрате.</text:p>
      <text:p text:style-name="P2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1">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1">– А вы, как я вижу, королевский гость? – Норф кивнул на ворот рубашки с закрепённой клипсой-пропуском. – Могу я вас попросить об одном одолжении?</text:p>
      <text:p text:style-name="P21">– Да пожалуйста!</text:p>
      <text:p text:style-name="P21">– Подождите минутку, я сейчас.</text:p>
      <text:p text:style-name="P21">Норф закончил монтаж колеса и скрылся в небольшом домике в глубине двора.</text:p>
      <text:p text:style-name="P2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1">Я торопливо отошёл к воротам. Норф как раз вышел из дома с маленькой деревянной коробочкой красного цвета.</text:p>
      <text:p text:style-name="P2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1">– Не забуду. – пообещал я.</text:p>
      <text:p text:style-name="P21"/>
      <text:h text:style-name="Heading_20_2" text:outline-level="2"><text:span text:style-name="T5">4. </text:span>Библиотека</text:h>
      <text:p text:style-name="P22">&lt;<text:span text:style-name="T4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12">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42">На <text:span text:style-name="T61">трактат</text:span>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2"><text:span text:style-name="T6">–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48"><text:soft-page-break/>Селестия нахмурилась и приняла грозный вид.</text:p>
      <text:p text:style-name="P48"><text:span text:style-name="T5">– </text:span>Не забывай, человек, я — могущественный маг и правитель Эквестрии. Ко мне нужно относиться с должным уважением!</text:p>
      <text:p text:style-name="P48"><text:span text:style-name="T5">– </text:span>А то что? Превратишь в жабу? Сошлёшь на Луну? Убьёшь нахер?</text:p>
      <text:p text:style-name="P48">Аликорница сникла. Уши её опустились.</text:p>
      <text:p text:style-name="P48"><text:span text:style-name="T5">– </text:span>Макс, не надо... Ты же знаешь, я этого не сделаю.</text:p>
      <text:p text:style-name="P48"><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48"><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8"><text:span text:style-name="T5">Аликорница уселась н</text:span>а пол <text:span text:style-name="T5">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48"><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8"><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5">– </text:span>Вот, читай отсюда. <text:span text:style-name="T5">– а</text:span>ликорница подчеркнула абзац копытом.</text:p>
      <text:p text:style-name="P48"/>
      <text:p text:style-name="P52">***</text:p>
      <text:p text:style-name="P52"/>
      <text:p text:style-name="P5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3">Но величайшая справедливость юниверсума заключается в том, что не существует безвыходных положений. Всегда есть надежда.</text:p>
      <text:p text:style-name="P53">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3"><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3">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6"><text:span text:style-name="T1">– Занавес. </text:span>– <text:s/><text:span text:style-name="T1">подытожил я.</text:span></text:p>
      <text:p text:style-name="P46"/>
      <text:h text:style-name="P118" text:outline-level="2"><text:span text:style-name="T5">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фиолетово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онечно! Скажи ей, что у меня сегодня день рождения, и я очень сильно огорчи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я его знаю! Мы с Шейлой ходили к нему играть, пока она не пропала. У Норфа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8">Я остался сидеть в полнейшем замешательстве. </text:p>
      <text:p text:style-name="P48"/>
      <text:p text:style-name="P52">***</text:p>
      <text:p text:style-name="P48">&lt;<text:span text:style-name="T49">Depeche Mode - Painkiller</text:span>&gt;</text:p>
      <text:p text:style-name="P5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text:soft-page-break/>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по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text:soft-page-break/>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Ишь ты!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8"/>
      <text:p text:style-name="P48">Селестия встала, потянувшись по-кошачьи, и направилась к выходу. У двери он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Ты говорила, он от древности вообще сбрендил.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8">Селестия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text:p>
      <text:p text:style-name="P48">–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text:soft-page-break/>– Вроде да. Хотя, по-моему, дело уже не в муравьях.</text:p>
      <text:p text:style-name="P48">– По-моему, тоже. – рассмеялась аликорница. – Продолжай...</text:p>
      <text:p text:style-name="P48"/>
      <text:h text:style-name="P117" text:outline-level="2">6. Стыд</text:h>
      <text:p text:style-name="P48"/>
      <text:p text:style-name="P53">~~~ Завтра на семь в библиотеке ~~~</text:p>
      <text:p text:style-name="P53"/>
      <text:p text:style-name="P48">–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е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8">Я посмотрел на часы. До семи оставалось двадцать минут — как раз, чтоб успеть дойти до библиотеки.</text:p>
      <text:p text:style-name="P48">– На сегодня довольно. Я ж вижу, ты торопишься. – заметил Норф.</text:p>
      <text:p text:style-name="P48">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саквояж и сунул его в рюкзак.</text:p>
      <text:p text:style-name="P48">– Завтра будешь? – спросил Норф.</text:p>
      <text:p text:style-name="P48">– В то же время. – подтвердил я.</text:p>
      <text:p text:style-name="P48"/>
      <text:p text:style-name="P52">***</text:p>
      <text:p text:style-name="P48"/>
      <text:p text:style-name="P48">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text:soft-page-break/>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8">– А как ты сама помнишь о том заклинании, если оно стёрто из бытия? – резонно подметил я.</text:p>
      <text:p text:style-name="P48">– У меня есть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0">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боевой ход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3">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8">– Ты <text:span text:style-name="T23">меня</text:span> совсем не слушал, Макс. – мягко пожурила <text:span text:style-name="T23">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text:span text:style-name="T23">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7</text:span>. Нелетающие пегасы</text:h>
      <text:p text:style-name="P4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2">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8">***</text:p>
      <text:p text:style-name="P18"/>
      <text:p text:style-name="P18">Семь жеребят-подростков стояли передо мною с отсутствующим видом.</text:p>
      <text:p text:style-name="P18">– Представьтесь перед вашей принцессой! – шикнул на них сопровождающий стражник.</text:p>
      <text:p text:style-name="P18">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10">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0">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0">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0">Луна прибыла через пятнадцать минут.</text:p>
      <text:p text:style-name="P10">–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0">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0">– Извини, Луна, дело срочное.</text:p>
      <text:p text:style-name="P10">– Надеюсь, оно стоит моих прерванных грёз об Ночной Эквестрии!</text:p>
      <text:p text:style-name="P10">– Об Ночной Эквестрии?? Брось, сестра, я знаю, о чём ты грезишь! Уж точно среди моих стражников нет никого с таким именем.</text:p>
      <text:p text:style-name="P10">– Да как ты смеешь?!!</text:p>
      <text:p text:style-name="P10">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0">– Это… Твои??? И ты скрывала от меня всё это время??? Но кто??? Кто их отец? КТО ЭТОТ…</text:p>
      <text:p text:style-name="P10">Мне пришлось заткнуть Луне рот, чтобы не разбудить жеребят.</text:p>
      <text:p text:style-name="P10">– Тсссс! Неужели ты думаешь, что по плодовитости я могу дать фору Кризалис? Нет, это не мои жеребята. Успокойся и взгляни на их сны.</text:p>
      <text:p text:style-name="P10"><text:soft-page-break/>Луна умолкла и сосредоточилась. Постепенно на её морде гнев сменился недоверием, а потом и ужасом.</text:p>
      <text:p text:style-name="P10">– Сто рогов мне в круп! ЧТО ЭТО ЗА…</text:p>
      <text:p text:style-name="P10">От волнения Луна вспомнила армейские ругательства. Мне снова пришлось заткнуть ей рот. </text:p>
      <text:p text:style-name="P10">– Из-за этого кошмара они отказались сдавать лётный экзамен и рискуют стать отвержеными. Ну, ты же знаешь пегасов...</text:p>
      <text:p text:style-name="P10">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0">–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0">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10">Наконец Луна опустилась на пол, выходя из транса. Магическая аура исчезла и она обессиленно бухнулась на колени.</text:p>
      <text:p text:style-name="P10">– Проклятье! К такому я не была готова!</text:p>
      <text:p text:style-name="P10">Луна подняла голову, я с ужасом обнаружила, что вместо моей любимой и единственной сестры на меня змеиными глазами смотрит Найтмэр Мун.</text:p>
      <text:p text:style-name="P10">– Что? Что ты видела,? Что с тобой произошло, сестра?</text:p>
      <text:p text:style-name="P10">Я не верила своим глазам. Страхи прошлого вернулись ко мне с новой силой.</text:p>
      <text:p text:style-name="P10">– Тия, эта гадость пришла не из нашего мира. В их снах я видела...</text:p>
      <text:p text:style-name="P10">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8">Ну что же, основное искусство правления <text:span text:style-name="T5">—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52">***</text:p>
      <text:p text:style-name="P48"><text:soft-page-break/></text:p>
      <text:p text:style-name="P48">– А что стало с жеребятами? – спросил я.</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5">—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Тия. Если хочешь.</text:p>
      <text:p text:style-name="P48">– Хорошо. До встречи, Тия.</text:p>
      <text:p text:style-name="P48">– До встречи, Макс.</text:p>
      <text:p text:style-name="P48"/>
      <text:h text:style-name="Heading_20_2" text:outline-level="2"><text:span text:style-name="T1">8</text:span>. 34</text:h>
      <text:p text:style-name="P48"/>
      <text:p text:style-name="P53">Когда-нибудь ты прочтёшь это <text:span text:style-name="T62">послание</text:span>.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5">— оставить тебе напутствие.</text:span></text:p>
      <text:p text:style-name="P53"><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3"><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3">Будь снисходителен. Будь <text:span text:style-name="T51">терпелив, </text:span>добр и, по возможности, мудр <text:span text:style-name="T5">— </text:span>и ты увидишь, как мир меняется к лучшему. Он очень <text:span text:style-name="T51">молод и </text:span>гибок. <text:span text:style-name="T53">Он горит желанием изменяться.</text:span> Но в этом его слабость <text:span text:style-name="T5">— </text:span>он может меняться и в плохую сторону. <text:span text:style-name="T51">От тебя зависит, в какую.</text:span></text:p>
      <text:p text:style-name="P53">Эх, хотел бы я поменяться с тобой местами <text:span text:style-name="T5">— </text:span>уж я бы знал, что делать! <text:span text:style-name="T52">М</text:span>ожет, потому на твоём месте ты, а не я? <text:span text:style-name="T52">Может, миру не интересно иметь дело со мной?</text:span> <text:span text:style-name="T52">В общем, ч</text:span>то бы ни случилось, как бы плохо и беспросветно ни было, помни: Намерение меняет реальность! <text:span text:style-name="T52">У</text:span>дачи!</text:p>
      <text:p text:style-name="P46">…</text:p>
      <text:p text:style-name="P51"><text:span text:style-name="T69">Тоже мне, философ выискался, Диоген копытный! Вот не люблю, когда всякие "гуру" с глубокомысленным видом порют чушь. Эквестрия </text:span><text:span text:style-name="T7">—</text:span><text:span text:style-name="T59"> отличная страна, пони </text:span><text:span text:style-name="T7">— </text:span><text:span text:style-name="T9">прекрасные создания, порядки тут отличные! Чисто, культурно, вежливо. </text:span><text:span text:style-name="T10">Дворецкий </text:span><text:span text:style-name="T8">—</text:span><text:span text:style-name="T10"> скопидом, конечно, но </text:span><text:span text:style-name="T18">то </text:span><text:span text:style-name="T16">работа у него такая</text:span><text:span text:style-name="T10">. </text:span><text:span text:style-name="T17">Мне, блин, всё нравится!</text:span><text:span text:style-name="T9"> </text:span><text:span text:style-name="T10">Так что </text:span><text:span text:style-name="T11">со своими пр</text:span><text:span text:style-name="T13">е</text:span><text:span text:style-name="T11">дупреждениями</text:span><text:span text:style-name="T10"> Стар Свирл </text:span><text:span text:style-name="T9">попал копытом в небо</text:span><text:span text:style-name="T10">. </text:span><text:span text:style-name="T17">И ни хрена, кстати, не прояснил.</text:span></text:p>
      <text:p text:style-name="P4">Дверь в библиотеку открылась, внутрь заглянул <text:span text:style-name="T66">пегас</text:span> из внутренней стражи.</text:p>
      <text:p text:style-name="P4"><text:span text:style-name="T5">– </text:span>Её Высочество Принцесса Селестия хочет видеть вас, человек Макс.</text:p>
      <text:p text:style-name="P4">Я <text:span text:style-name="T60">захлопнул трактат</text:span><text:span text:style-name="T5">. </text:span><text:span text:style-name="T12">Быстренько же Тия справилась! </text:span><text:span text:style-name="T14">Впрочем, разрушения от землетрясения были минимальными, Кантерлот был построен на совесть. </text:span><text:span text:style-name="T15">По дороге в библиотеку я видел всего пару домов, по фасадам которых прошли трещины.</text:span></text:p>
      <text:p text:style-name="P4"><text:span text:style-name="T5">–</text:span> Уже иду. Где я могу её найти?</text:p>
      <text:p text:style-name="P4"><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text:span text:style-name="T66">такой отмороженности</text:span>, что ли? Ладно, скоро узнаю, с добром или злом послали.</text:p>
      <text:p text:style-name="P6">Пегас <text:span text:style-name="T74">целеустремлённо петлял </text:span>по <text:span text:style-name="T74">ходам</text:span> замка, забираясь всё выше. <text:span text:style-name="T67">Я уже сбился со счёта, проходя мимо <text:s/>мраморных статуй в нишах коридоров.</text:span> <text:span text:style-name="T64">Лифтов, разумеется, здесь не было предусмотрено</text:span><text:span text:style-name="T55"> </text:span><text:span text:style-name="T34">— </text:span><text:span text:style-name="T35">вся </text:span><text:soft-page-break/><text:span text:style-name="T35">архитектура </text:span><text:span text:style-name="T36">явно </text:span><text:span text:style-name="T35">заточена под крылатых. </text:span><text:span text:style-name="T36">Таких, для которых приземлиться на балкон в тронном зале или уйти через </text:span><text:span text:style-name="T38">портик на крыше</text:span><text:span text:style-name="T54"> </text:span><text:span text:style-name="T37">— </text:span><text:span text:style-name="T36">обычное дело. </text:span><text:span text:style-name="T56">Хорошо, что ежедневные посещения каретной мастерской подняли </text:span><text:span text:style-name="T58">мой </text:span><text:span text:style-name="T56">тонус, изрядно посаженный сидячим образом жизни.</text:span></text:p>
      <text:p text:style-name="P5"><text:span text:style-name="T57">Наконец мы </text:span>остановились перед <text:span text:style-name="T68">аркой с вырезанной на замковом камне тиарой. У стены немигающим взглядом сверлил пространство стражник с алебардой. За аркой винтовая лестница уводила вверх.</text:span></text:p>
      <text:p text:style-name="P5"><text:span text:style-name="T5">–</text:span> Её <text:span text:style-name="T63">В</text:span>ысочество у себя в покоях. Проходите.</text:p>
      <text:p text:style-name="P5"><text:span text:style-name="T70">Мой проводник</text:span> <text:span text:style-name="T76">достал из стенной ниши алебарду и </text:span>занял пост напротив собрата. <text:span text:style-name="T68">Я прошёл в арку и начал подниматься в башню.</text:span></text:p>
      <text:p text:style-name="P7"><text:span text:style-name="T71">Через пятнадцать минут, чертыхаясь про себя на все лады, я стоял перед тяжёлой </text:span>двустворчатой дверью с <text:span text:style-name="T71">изображением</text:span> <text:span text:style-name="T71">с</text:span>олнца.</text:p>
      <text:p text:style-name="P110"><text:span text:style-name="T72">За дверью оказался небольшая коридорчик, повторяющий изгиб внешней стены. Выход из прихожей был прикрыт свисающими гирляндами плюща. </text:span>Раздвинув живой полог, я огляделся.</text:p>
      <text:p text:style-name="P111">Круглая комната занимала практически всё пространство башни. <text:span text:style-name="T75">У самого входа в углу валялись знакомые накопытники. На стене висела карта Эквестрии. В нескольких местах из неё торчали разноцветные флажки. Рядом с ней </text:span><text:span text:style-name="T34">— </text:span><text:span text:style-name="T39">книжн</text:span><text:span text:style-name="T41">ый</text:span><text:span text:style-name="T39"> </text:span><text:span text:style-name="T41">шкаф</text:span><text:span text:style-name="T39"> и напольная подставка для чтения. <text:s/>У стены напротив </text:span><text:span text:style-name="T34">— </text:span><text:span text:style-name="T39">камин со стоящими на каминной полке песочными часами. </text:span><text:span text:style-name="T40">В центре на высоком круглом матрасе лежало великое множество подушек. Среди них я с удивлением заметил плюшевую единорожку фиолетового цвета. </text:span><text:span text:style-name="T43">За з</text:span><text:span text:style-name="T42">астеклённы</text:span><text:span text:style-name="T43">м</text:span><text:span text:style-name="T42"> проём</text:span><text:span text:style-name="T43">ом</text:span><text:span text:style-name="T39"> в высоту стены </text:span><text:span text:style-name="T43">виднелся широкий балкон с низенькими пузатыми перилами</text:span><text:span text:style-name="T39">.</text:span></text:p>
      <text:p text:style-name="P112"><text:span text:style-name="T39">– </text:span><text:span text:style-name="T44">Рада тебя видеть, Макс. – знакомый силуэт</text:span></text:p>
      <text:p text:style-name="P112"><text:span text:style-name="T44"/></text:p>
      <text:p text:style-name="P112"><text:span text:style-name="T44"/></text:p>
      <text:p text:style-name="P4"/>
      <text:p text:style-name="P61">&lt;Описание покоев Селестии — сибаритство, плюшевая игрушка Твайлайт, Селестия стоит у панора<text:span text:style-name="T65">м</text:span>ного окна высотой в стену, спиной к Максу — <text:span text:style-name="T65">без подперсья, накопытников и короны. С перебинтованым у основания хвостом. В сандалиях с высокой (до “колен”) шнуровкой, похожей на колготы. Запах мускуса</text:span>. - <text:span text:style-name="T73">Здравствуй, Макс! - Макс забывается и снова называет её высочеством...</text:span>&gt;</text:p>
      <text:p text:style-name="P61"/>
      <text:p text:style-name="P4"/>
      <text:p text:style-name="P3"/>
      <text:p text:style-name="P3"/>
      <text:p text:style-name="P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4">На самом деле, Селестия — сибаритка, в отличие от спартанки - Луны</text:span><text:span text:style-name="T5">&gt;</text:span></text:p>
      <text:p text:style-name="P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text:span text:style-name="T1">–</text:span> Здравствуй…те, Ваше Высочество.</text:p>
      <text:p text:style-name="P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23">Одним из таких немногих был </text:span><text:soft-page-break/><text:span text:style-name="T23">Кимеринн</text:span><text:span text:style-name="T5">&gt;</text:span>…</text:p>
      <text:p text:style-name="P3"><text:span text:style-name="T5">–</text:span> Мне очень жаль, что так получилось… Селестия.</text:p>
      <text:p text:style-name="P3">Она через силу улыбнулась. </text:p>
      <text:p text:style-name="P3"><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48"/>
      <text:p text:style-name="P48">&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48"/>
      <text:p text:style-name="P47"><text:span text:style-name="T1">&lt;</text:span>сюжеты из 1001 ночи<text:span text:style-name="T1">&gt;</text:span></text:p>
      <text:p text:style-name="P49"/>
      <text:p text:style-name="P49">&lt;Упоминание Стар Свирлом элементов гармонии&gt;</text:p>
      <text:p text:style-name="P54">&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и после этого она исчезает из Эквестрии. При этом она успевает сказать Максу, что она его...&gt;</text:p>
      <text:p text:style-name="P45"/>
      <text:p text:style-name="P43"/>
      <text:p text:style-name="P2"/>
      <text:p text:style-name="P19">&lt;<text:span text:style-name="T24">После секса, Селестия отказывает Максу в аудиенции (стыдится?). Только перед его отъездом из Кантерлота она прощается с ним</text:span>&gt;</text:p>
      <text:p text:style-name="P49">&lt;<text:span text:style-name="T23">(после 34:</text:span></text:p>
      <text:p text:style-name="P38">← Не понял? А что это, если не любовь?</text:p>
      <text:p text:style-name="P38">- Мааакс! - мягко произнесла аликорница. - Аликорны не могут любить. Я же тебе рассказывала прямо перед этим. Думала, ты поймёшь...</text:p>
      <text:p text:style-name="P38">– Охренеть! А зачем ты завела отношения со мной? Тебе жеребцов из дворцовой стражи не хватает? Свежачка захотелось? </text:p>
      <text:p text:style-name="P11"><text:span text:style-name="T2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5"> когда ты обблевал тебе копыто - т</text:span><text:span text:style-name="T26">ы стоял тогда такой жалкий, обблёванный, беспомощный, - но всё равно старался помочь мне. Это было так трогательно... </text:span></text:p>
      <text:p text:style-name="P38">– Тьфу!</text:p>
      <text:p text:style-name="P49"><text:span text:style-name="T23">– <text:s/>Мне очень жаль...</text:span>&gt;</text:p>
      <text:p text:style-name="P49"/>
      <text:p text:style-name="P49"><text:soft-page-break/></text:p>
      <text:p text:style-name="P9">***</text:p>
      <text:p text:style-name="P19"/>
      <text:p text:style-name="P2"><text:span text:style-name="T5">&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9"/>
      <text:h text:style-name="P120" text:outline-level="2">Рассказ Селестии <text:span text:style-name="T23">(“1001 ночь”)</text:span></text:h>
      <text:p text:style-name="P12"/>
      <text:p text:style-name="P19"/>
      <text:p text:style-name="P2"/>
      <text:h text:style-name="P12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text:soft-page-break/>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0"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11">&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9">***</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9">***</text:p>
      <text:p text:style-name="P2"><text:span text:style-name="T5">&lt;</text:span><text:span text:style-name="T2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text:soft-page-break/>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9">***</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oft-page-break/><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0"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text:soft-page-break/>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3">гидрорысью</text:span><text:span text:style-name="T5">&gt;</text:span> и нападением <text:span text:style-name="T5">&lt;</text:span><text:span text:style-name="T2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9">***</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9">***</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oft-page-break/><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oft-page-break/><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3">34 - утерянная глава </text:span><text:span text:style-name="T5">&gt;</text:span></text:p>
      <text:p text:style-name="P2"><text:span text:style-name="T5">&lt;</text:span><text:span text:style-name="T2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0" text:outline-level="2">В библиотеке замка Селестии</text:h>
      <text:p text:style-name="P81"/>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23">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2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4">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7">–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7">– Куда проваливаться? – не понял я</text:p>
      <text:p text:style-name="P37">– Они не знают. В тех провалах не видно дна...</text:p>
      <text:p text:style-name="P2"/>
      <text:h text:style-name="P12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9">***</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text:soft-page-break/>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8">заклинание равновесия, в описании к которому есть ссылка на заклинание роста </text:span><text:span text:style-name="T29">(вставить шутку в стиле Влада)</text:span><text:span text:style-name="T2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oft-page-break/><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oft-page-break/><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9"/>
      <text:p text:style-name="P2"><text:span text:style-name="T5">&lt;</text:span><text:span text:style-name="T2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9"/>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text:soft-page-break/>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oft-page-break/><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text:soft-page-break/>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0" text:outline-level="2"><text:soft-page-break/>Первый сеанс двойного сна. Рэрити</text:h>
      <text:p text:style-name="P2"/>
      <text:p text:style-name="P2"><text:span text:style-name="T5">&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20" text:outline-level="2">Сон Макса</text:h>
      <text:p text:style-name="P81"/>
      <text:p text:style-name="P2"><text:span text:style-name="T5">&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5">–</text:span> Готова, <text:span text:style-name="T5">–</text:span> процедила она.</text:p>
      <text:p text:style-name="P3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3">Эгрегор Эквестрии </text:span><text:span text:style-name="T25">—</text:span><text:span text:style-name="T23"> Селестия </text:span><text:span text:style-name="T25">—</text:span><text:span text:style-name="T23"> на кончике главного рога Анакорна</text:span><text:span text:style-name="T5">&gt;</text:span></text:p>
      <text:p text:style-name="P9">***</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6"/>
      <text:p text:style-name="P2"/>
      <text:p text:style-name="P2"><text:soft-page-break/><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text:span text:style-name="T23">У Твайлайт после видения гибели Кимеринна появились морщинки возле глаз</text:span><text:span text:style-name="T5">&gt;</text:span></text:p>
      <text:p text:style-name="P2"/>
      <text:h text:style-name="P120"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2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3"> Пинки? </text:span><text:span text:style-name="T25">–</text:span><text:span text:style-name="T23"> Дэш сморщила нос. </text:span><text:span text:style-name="T25">–</text:span><text:span text:style-name="T23"> Я скажу ей, чтоб больше не </text:span><text:span text:style-name="T2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3">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3">Аликорны </text:span><text:span text:style-name="T25">—</text:span><text:span text:style-name="T23"> элементали. Они воплощают в себе какую-либо сторону чаяний и настроений сообщества пони. Анакорн </text:span><text:span text:style-name="T25">—</text:span><text:span text:style-name="T23"> супераликорн, элементаль всего мира</text:span><text:span text:style-name="T5">&gt;</text:span></text:p>
      <text:p text:style-name="P19"/>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9">***</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2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3">Вкратце суть сна Рэрити.</text:span></text:p>
      <text:p text:style-name="P2"><text:soft-page-break/><text:span text:style-name="T23">Она проснулась в мире Терры веб-дизайнером. И мир Эквестрии ей только снился </text:span><text:span text:style-name="T25">—</text:span><text:span text:style-name="T23"> и быстро начал забываться. Т.е. мир Эквестрии - всего лишь сон терранского парня (девушки?)</text:span></text:p>
      <text:p text:style-name="P2"><text:span text:style-name="T23">к экрану - очередь из пони (пони пропадают из Эквестрии). В очереди близко к экрану </text:span><text:span text:style-name="T25">—</text:span><text:span text:style-name="T23"> Селестия. Рэрити </text:span><text:span text:style-name="T25">—</text:span><text:span text:style-name="T23"> без очереди (у неё </text:span><text:span text:style-name="T25">—</text:span><text:span text:style-name="T23"> билет-пропуск от Индрэ).</text:span></text:p>
      <text:p text:style-name="P2"><text:span text:style-name="T23">Рэрити проснулась парнем, т.к. в Эквестрии </text:span><text:span text:style-name="T25">—</text:span><text:span text:style-name="T23"> матриархат, роль терранских мужчин там несут кобылы.</text:span></text:p>
      <text:p text:style-name="P2"><text:span text:style-name="T2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9">***</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3">Влад рассказывает Максу о своём сне </text:span><text:span text:style-name="T25">—</text:span><text:span text:style-name="T23"> как он был поняхой, а потом проснулся в мире Терры</text:span><text:span text:style-name="T5">&gt;</text:span></text:p>
      <text:p text:style-name="P19"/>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oft-page-break/>(<text:span text:style-name="T5">&lt;</text:span><text:span text:style-name="T23">согласовать с тем, что говорил Анакорн о Р/Д</text:span><text:span text:style-name="T5">&gt;</text:span>). </text:p>
      <text:p text:style-name="P2">Об этом Эгрегоре пишется в книге <text:span text:style-name="T5">&lt;</text:span><text:span text:style-name="T2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9"/>
      <text:p text:style-name="P2"><text:span text:style-name="T5">&lt;</text:span><text:span text:style-name="T23">обоснование сна для Р/Д. РД видит несколько вариантов историй с Mane6 </text:span><text:span text:style-name="T25">—</text:span><text:span text:style-name="T23"> и с собой + Леро </text:span><text:span text:style-name="T25">—</text:span><text:span text:style-name="T23"> намёк на несовместимые фанфики</text:span></text:p>
      <text:p text:style-name="P2"><text:span text:style-name="T2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23">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3">Кто следующий готов рассказывать?</text:span></text:p>
      <text:p text:style-name="P33">Пинки дёрнулась на месте, но промолчала.</text:p>
      <text:p text:style-name="P2"><text:span text:style-name="T25">–</text:span><text:span text:style-name="T23"> Я расскажу, - шагнула вперёд радужная пегаска. </text:span><text:span text:style-name="T25">–</text:span><text:span text:style-name="T23"> Хотя вряд ли ты узнаешь что-то полезное. Там галиматья какая-то…</text:span><text:span text:style-name="T5">&gt;</text:span></text:p>
      <text:p text:style-name="P2"/>
      <text:p text:style-name="P2"><text:span text:style-name="T5">&lt;</text:span><text:span text:style-name="T23">Сон РД:</text:span></text:p>
      <text:p text:style-name="P3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5">—</text:span><text:span text:style-name="T23"> в подпрограмме </text:span><text:soft-page-break/><text:span text:style-name="T23">“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3"> Эгрегором Эквестрии. После чего пееренос на Землю на 10 лет назад. Начало написания “Последнего фанфика”.</text:span><text:span text:style-name="T5">&gt;</text:span></text:p>
      <text:p text:style-name="P19"/>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3">… В открывшемся шкафчике я увидел ряд вычурных бутылок и пузатых графинчиков. Их содержимое не вызывало у меня никаких сомнений.</text:span></text:p>
      <text:p text:style-name="P3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3"><text:span text:style-name="T5">–</text:span> А водку у вас принято пить?</text:p>
      <text:p text:style-name="P2"><text:span text:style-name="T25">–</text:span><text:span text:style-name="T23"> Некоторые употребляют. Но правительница Эквестрии, пьющая водку </text:span><text:span text:style-name="T24">—</text:span><text:span text:style-name="T23"> это уже черезчур. </text:span><text:span text:style-name="T25">–</text:span><text:span text:style-name="T23"> Засмеялась Селестия. </text:span><text:span text:style-name="T25">–</text:span><text:span text:style-name="T2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5">“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2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3">Концепция абсолютного зла. Вычеркнуть кого-то из бытия.</text:span></text:p>
      <text:p text:style-name="P2"><text:span text:style-name="T23">Пока идёт борьба за вычёркивание </text:span><text:span text:style-name="T24">—</text:span><text:span text:style-name="T23"> это вычёркивание является злом. Но когда вычёркивание произошло, зло исчезает </text:span><text:span text:style-name="T24">—</text:span><text:span text:style-name="T23"> т.к. вычеркнутого никогда не было, о нём никто не знает. Никто </text:span><text:span text:style-name="T24">—</text:span><text:span text:style-name="T23"> даже вычёркивающий</text:span><text:span text:style-name="T5">&gt;</text:span></text:p>
      <text:p text:style-name="P2"/>
      <text:h text:style-name="P120"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9">***</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3">добавить сочувствия</text:span><text:span text:style-name="T5">&gt;</text:span>.</text:p>
      <text:p text:style-name="P2"/>
      <text:p text:style-name="P2"><text:span text:style-name="T5">&lt;</text:span><text:span text:style-name="T23">После этого случая Тавйлайт решает прекратить сеансы двойного сна. Сеанса с ЭйДжей и Флатти не будет</text:span><text:span text:style-name="T5">&gt;</text:span></text:p>
      <text:p text:style-name="P2"/>
      <text:h text:style-name="P120"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5">&lt;</text:span><text:span text:style-name="T2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20" text:outline-level="2">Поиск решения</text:h>
      <text:p text:style-name="P8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9">***</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9"/>
      <text:p text:style-name="P2"><text:span text:style-name="T5">&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9"/>
      <text:p text:style-name="P2"><text:soft-page-break/><text:span text:style-name="T5">&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3"> Луна создаёт обратный коридор в срок.</text:span><text:span text:style-name="T5">&gt;</text:span></text:p>
      <text:p text:style-name="P2"/>
      <text:h text:style-name="P12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4">Дуглас </text:span><text:span text:style-name="T25">—</text:span><text:span text:style-name="T24"> </text:span><text:span text:style-name="T2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9"/>
      <text:p text:style-name="P2"><text:span text:style-name="T5">&lt;</text:span><text:span text:style-name="T23">высоко летать нельзя из-за молний</text:span><text:span text:style-name="T5">&gt;</text:span></text:p>
      <text:p text:style-name="P19"/>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3">двухмесячной</text:span><text:span text:style-name="T5">&gt;</text:span> давности осталось лишь направление движения.</text:p>
      <text:p text:style-name="P2">И опять, как <text:span text:style-name="T5">&lt;</text:span><text:span text:style-name="T23">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9">***</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23">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text:soft-page-break/>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9">***</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0"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5">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23">Не следует противопоставлять злу ещё большее зло - это только усилит его — </text:span><text:span text:style-name="T24">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9">***</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9"/>
      <text:p text:style-name="P2"><text:span text:style-name="T5">&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9"/>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3">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3">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23">пять</text:span><text:span text:style-name="T5">&gt;</text:span>длинную прореху в куртке, <text:span text:style-name="T5">&lt;</text:span><text:span text:style-name="T2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9">***</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3">улучшить</text:span><text:span text:style-name="T5">&gt;</text:span>. А тот случай, когда мне пришлось зашивать тебе куртку после нападения убийц <text:span text:style-name="T5">&lt;</text:span><text:span text:style-name="T2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0" text:outline-level="2">След?</text:h>
      <text:p text:style-name="P81"/>
      <text:p text:style-name="P2"><text:span text:style-name="T5">&lt;</text:span><text:span text:style-name="T23">сначала эпизод - проверка сумки в серверной</text:span><text:span text:style-name="T5">&gt;</text:span></text:p>
      <text:p text:style-name="P2"><text:span text:style-name="T5">&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5">&lt;</text:span><text:span text:style-name="T2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9"/>
      <text:p text:style-name="P2"><text:span text:style-name="T5">&lt;</text:span><text:span text:style-name="T23">расширить. Перед кафешкой - диалог с Флатти и ЭйДжей. Все думают, что наконец-то нашли Селестию. Все ликуют</text:span><text:span text:style-name="T5">&gt;</text:span></text:p>
      <text:p text:style-name="P19"/>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3">Расширить сцену в кафе. Ожидание, подьём и… падение ожиданий</text:span><text:span text:style-name="T5">&gt;</text:span></text:p>
      <text:p text:style-name="P2"/>
      <text:p text:style-name="P9">***</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3">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0" text:outline-level="2">Озарение</text:h>
      <text:p text:style-name="P2"/>
      <text:p text:style-name="P2"><text:span text:style-name="T5">&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5">– </text:span>Ну хорошо. Убедила. В конце-концов, можем поступить так. Вы с Флатти вернётесь обратно а я продолжу поиски здесь.</text:p>
      <text:p text:style-name="P6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5">– </text:span>Вы можете связываться со мной раз в месяц по коридору.</text:p>
      <text:p text:style-name="P66"><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5">– </text:span>Конечно оставаться. Кто ещё, кроме нас, может найти её?</text:p>
      <text:p text:style-name="P66"><text:span text:style-name="T5">– </text:span>Я думал, ты не сможешь оставить Энджела и всех остальных надолго.</text:p>
      <text:p text:style-name="P6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5">– </text:span>Извини, Флаттершай, забылся.</text:p>
      <text:p text:style-name="P71"><text:span text:style-name="T5">– </text:span>Та ладно, я ж не против, – возразила Эпплджек. – Не парься, Флатти. Было б хуже, если б он <text:s/>назвал меня Эпплджек на людях.</text:p>
      <text:p text:style-name="P71"><text:span text:style-name="T5">– </text:span>Ты так... – запнулась Флаттершай. – Так быстро забыла свою ферму. И...</text:p>
      <text:p text:style-name="P7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5">– </text:span>Как ты можешь так говорить? – расплакалась Флаттершай.</text:p>
      <text:p text:style-name="P71"><text:span text:style-name="T5">– </text:span>Эй, девушки, не ссорьтесь! Мы — одна команда! И надеюсь, останемся ею и в дальнейшем. </text:p>
      <text:list xml:id="list4847590595622800986"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5">– </text:span>А если нет? – Эпплджек смотрела мне мне прямо в глаза.</text:p>
      <text:list xml:id="list192719828010069" text:continue-numbering="true" text:style-name="L5">
        <text:list-header>
          <text:p text:style-name="P113">Я молча пожал плечами. Эпплджек уверенно продолжила.</text:p>
        </text:list-header>
      </text:list>
      <text:p text:style-name="P7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5">– </text:span>Спасибо, ЭйДжей.</text:p>
      <text:p text:style-name="P7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719869735699" text:continue-numbering="true" text:style-name="L5">
        <text:list-header>
          <text:p text:style-name="P113">Флаттершай пробормотала нечто, показавшееся мне знакомым.</text:p>
        </text:list-header>
      </text:list>
      <text:p text:style-name="P71"><text:span text:style-name="T5">– </text:span>Флатти, ты что-то сказала? Я не расслышал.</text:p>
      <text:p text:style-name="P71"><text:span text:style-name="T5">– </text:span>Намерение Изменяет Реальность.</text:p>
      <text:p text:style-name="P71"><text:span text:style-name="T5">– </text:span>Эээ. А где ты слышала эту фразу, если не секрет?</text:p>
      <text:p text:style-name="P71"><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2719539009680"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5">– </text:span>Флатти, ЭйДжей, буду через час. Ждите!</text:p>
      <text:p text:style-name="P66"/>
      <text:h text:style-name="P119"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5">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19" text:outline-level="2">Дискорд</text:h>
      <text:p text:style-name="P81"/>
      <text:p text:style-name="P79">Девушки поспешно собирались, пока я растолковывал им задачу.</text:p>
      <text:p text:style-name="P79"><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5">– </text:span>Это тот твой приятель, который разбился с полгода назад? – спросила Эпплджек.</text:p>
      <text:p text:style-name="P79"><text:span text:style-name="T5">– </text:span>Да, это он.</text:p>
      <text:p text:style-name="P79"><text:span text:style-name="T5">– </text:span>А как мы попадём в его квартиру? Там сейчас кто-то живёт? – Флаттершай прыгала на одной ноге, <text:soft-page-break/>натягивая кед.</text:p>
      <text:p text:style-name="P7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23">Плохо написано!</text:span><text:span text:style-name="T5">&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5">– </text:span>Макс, что случилось? У нас проблемы?</text:p>
      <text:p text:style-name="P8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5">– </text:span>Так что, будем ломать дверь? – Эпплджек критически осмотрелась, подмечая бабулек на лавочке и зевак во внутреннем скверике.</text:p>
      <text:p text:style-name="P80"><text:span text:style-name="T5">– </text:span>Нет нужды. Лучше станьте-ка сзади меня так, чтобы заслонить от этих бабулек и от вооон той камеры наблюдения.</text:p>
      <text:list xml:id="list3665446031410345554"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98"><text:span text:style-name="T5">–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8">В проёме дверей появилась Флаттершай.</text:p>
      <text:p text:style-name="P82"><text:span text:style-name="T5">– </text:span>С кем это вы тут разговариваете?</text:p>
      <text:list xml:id="list4021049960470537807" text:style-name="L7">
        <text:list-header>
          <text:p text:style-name="P12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8">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20" text:outline-level="2"><text:soft-page-break/>Селестия</text:h>
      <text:p text:style-name="P98"/>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text:soft-page-break/>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9">– Ффы, тьфу, пффф, пфу! <text:span text:style-name="T5">&lt;</text:span><text:span text:style-name="T2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9">– Это я-то устраиваю цирк?!! ДА ТЫ НА СЕБЯ ПОСМОТРИ, КЛОУН!!! На людей кидаешься, чашками бросаешься, вон, мне нос разбил! Дерёшься...</text:p>
      <text:p text:style-name="P89">Я угрожающе поднёс тряпку к лицу Дискорда.</text:p>
      <text:p text:style-name="P89">– Ещё одно слово в таком тоне, и ты заткнёшься, а мы уйдём в Эквестрию без тебя!</text:p>
      <text:p text:style-name="P8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9">Дискорд демонстративно закрыл рот и посвистывая уставился в потолок.</text:p>
      <text:p text:style-name="P89">Разговор зашёл в тупик.</text:p>
      <text:p text:style-name="P92"/>
      <text:p text:style-name="P93">На мониторе высветился текст:</text:p>
      <text:p text:style-name="P9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3"/>
      <text:p text:style-name="P93">Из колонок послышался лёгкий шорох.</text:p>
      <text:p text:style-name="P89">– Дик, сейчас не время для ссор. – голос Селестии был мягким, но настойчивым. – Мы в одной лодке.</text:p>
      <text:p text:style-name="P89">– Тебе легко говорить! Тебе не разбивали нос и не оскорбляли угрозами!</text:p>
      <text:p text:style-name="P89">– Ты должен понимать, что у Макса были все основания так себя вести. Твоё поведение вызвало подозрения у него, ведь он мало тебя знает. </text:p>
      <text:p text:style-name="P89">К уговорам Селестии присоединилась Флаттершай.</text:p>
      <text:p text:style-name="P89">– Дискорд, миленький, прости его. Макс хороший. Он просто не знал, что ты тоже хороший...</text:p>
      <text:p text:style-name="P89">У Дискорда покраснели уши и он засмущался и заворчал.</text:p>
      <text:p text:style-name="P8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9"><text:soft-page-break/>Я пропустил «дятла» мимо ушей.</text:p>
      <text:p text:style-name="P9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0">***</text:p>
      <text:p text:style-name="P8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9">Потому разбрасываться такой возможностью не стоит. Если уж тебе повезло оказаться в новом мире — исследуй его сполна!..</text:p>
      <text:p text:style-name="P90">***</text:p>
      <text:p text:style-name="P95">&lt;<text:span text:style-name="T24">сюда можно вставить похождения Дискорда — вторая неопубликованная глава. Первая — секс с Селестией</text:span>&gt;</text:p>
      <text:p text:style-name="P90">***</text:p>
      <text:p text:style-name="P93">– Развяжите мне, наконец, руки! Или хотя бы одну. Плечами жестикулировать неудобно.... </text:p>
      <text:p text:style-name="P93">Я развязал Дискорду левую руку.</text:p>
      <text:p text:style-name="P9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3">Дискорд принялся разминать затёкшее запястье.</text:p>
      <text:p text:style-name="P9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3">– Какое письмо, Корди? – вскинулась до этого зачарованно слушавшая Дискорда Флаттершай.</text:p>
      <text:p text:style-name="P93">– Ну ваше же! Вы с Эпплджек написали мне о своих мытарствах тут. Вежливо так написали, спасибо...</text:p>
      <text:p text:style-name="P93">Флаттершай покрылась пунцовыми пятнами.</text:p>
      <text:p text:style-name="P93">– Я... Мы... – тут она совсем стушевалась.</text:p>
      <text:p text:style-name="P93">– Так а почему ты сказал, что никто не уйдёт в Эквестрию? – наконец перебила Дискорда скучавшая до этого Эпплджек.</text:p>
      <text:p text:style-name="P93">Дискорд уставился на неё долгим взглядом, а потом хлопнул себя по лбу.</text:p>
      <text:p text:style-name="P9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1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3">– И что? – продолжила его мысль Эпплджек.</text:p>
      <text:p text:style-name="P93">– Эквестрийские <text:span text:style-name="T5">&lt;</text:span><text:span text:style-name="T23">три месяца</text:span><text:span text:style-name="T5">&gt;</text:span> КО-РО-ЧЕ местных. – с нажимом повторил Дискорд. – По моим подсчётам, на два дня.</text:p>
      <text:p text:style-name="P93">– И?!! – до меня уже дошло, но Эпплджек продолжала тупить.</text:p>
      <text:p text:style-name="P93">– Короче, времени у нас осталось что-то около пятнадцати минут. Или около того. – заявил Дискорд, поднеся к глазам запястье с массивными часами.</text:p>
      <text:p text:style-name="P93">– СКОЛЬКО??? – воскликнули хором я и девушки.</text:p>
      <text:p text:style-name="P93">Дискорд открыл было рот, но его слова заглушил звонок в дверь.</text:p>
      <text:p text:style-name="P93">– ОТКРОЙТЕ, ПОЛИЦИЯ! Вам даётся полминуты, чтобы открыть дверь. Через тридцать секунд дверь будет выбита!</text:p>
      <text:p text:style-name="P9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3">Блядь!</text:p>
      <text:p text:style-name="P93">– На крышу, живо!!! Через окно на кухне! – зашипел Дискорд, отчаянно дёргая узлы свободной рукой.</text:p>
      <text:p text:style-name="P93">Эпплджек, одной рукой сгребя в охапку ноутбук, второй увлекая Флаттершай, кинулась на кухню.</text:p>
      <text:p text:style-name="P93">– А толку? Куда мы с крыши денемся? – спросил я растерянно. Дискорд только раздражённо зарычал в ответ.</text:p>
      <text:p text:style-name="P89">Дверь содрогнулась от мощного удара. Послышался стук падающей штукатурки. Я сломя голову кинулся на кухню.</text:p>
      <text:p text:style-name="P89">– Развяжи меня, идиот!!! – гаркнул вдогонку Дискорд.</text:p>
      <text:p text:style-name="P8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9">– Давай на крышу! Я догоню! – рявкнул он, освобождая вторую руку.</text:p>
      <text:p text:style-name="P89">От второго удара дверная коробка крякнула и наполовину въехала в коридор. </text:p>
      <text:p text:style-name="P8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9">Верёвка в кухонном окне дёргалась от движений лезущих по ней Флатти и Эпплджек. Я словил её рукой и стал на подоконник.</text:p>
      <text:p text:style-name="P89">Чёрт!</text:p>
      <text:p text:style-name="P8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9">Но нет, триста тысяч чертей, раз девушки смогли – я тоже смогу!</text:p>
      <text:p text:style-name="P89">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9">Я успел сократить расстояние до Эпплджек наполовину, когда девушки нашли решение.</text:p>
      <text:p text:style-name="P8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9">Я выдохнул.</text:p>
      <text:p text:style-name="P8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9">Чёрт! Чёрт! Чёрт! Чёрт!</text:p>
      <text:p text:style-name="P89">Бля!!!...</text:p>
      <text:p text:style-name="P8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9"/>
      <text:h text:style-name="P120" text:outline-level="2">Назад, в Эквестрию</text:h>
      <text:p text:style-name="P89"/>
      <text:p text:style-name="P89">Долго паниковать не пришлось. </text:p>
      <text:p text:style-name="P89">Я почувствовал сильный рывок за шиворот и захват поперёк груди. </text:p>
      <text:p text:style-name="P89">– ОТПУСТИ ДЕВЧОНКУ!!! – загрохотало мне в ухо. Я открыл глаза.</text:p>
      <text:p text:style-name="P8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9">Я чуть поднял глаза и уставился в чешуйчатую морду дракона.</text:p>
      <text:p text:style-name="P89">– Отпусти Эпплджек. Я её держу. – повторил Дискорд. – Мне сбалансироваться надо. Вы не такие уж и <text:soft-page-break/>лёгкие.</text:p>
      <text:p text:style-name="P8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9">Наконец это ему удалось, и дальнейший подъём на крышу происходил в молчании.</text:p>
      <text:p text:style-name="P8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9">Флаттершай оторвала заплаканное лицо от моей ветровки.</text:p>
      <text:p text:style-name="P89">– Да-да, ты прав, Корди. Я готова.</text:p>
      <text:p text:style-name="P89">На длинной шее Дискорда разместились Эпплджек и Флаттершай. Я, для сохранения баланса, разместился позади крыльев.</text:p>
      <text:p text:style-name="P89">Дискорд расправил крылья и начал короткую пробежку к краю.</text:p>
      <text:p text:style-name="P9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9">И мы полетели навстречу закату.</text:p>
      <text:p text:style-name="P8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9">Впереди по курсу увеличивалась громада моей высотки. Дискорд летел прямо на разрыв в ограждении, который я проделал <text:span text:style-name="T5">&lt;</text:span><text:span text:style-name="T23">полгода</text:span><text:span text:style-name="T5">&gt;</text:span> назад своим проходом в Эквестрию.</text:p>
      <text:p text:style-name="P8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9">– Пристегните ремни! – проревел Дискорд, резко ускоряясь. – Будет весело!!!</text:p>
      <text:p text:style-name="P8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9">– ЙУУУУУУУХХХУУУУУ!!! – заорал Дискорд, сложил крылья и врезался в шар.</text:p>
      <text:p text:style-name="P94">&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5">–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21">–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5">&lt;</text:span>упомянуть в эпизоде на Терре, что МЛП-сериал закрылся год назад<text:span text:style-name="T5">&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5">&lt;</text:span><text:span text:style-name="T25">чёрт</text:span><text:span text:style-name="T5">&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text:soft-page-break/></text:p>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2" text:note-class="footnote"><text:note-citation>12</text:note-citation><text:note-body><text:p text:style-name="P96">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23">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5">&lt;</text:span><text:span text:style-name="T2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2">***</text:p>
      <text:p text:style-name="P72"/>
      <text:p text:style-name="P71">&lt;<text:span text:style-name="T2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
      <text:p text:style-name="P71">– Привет, Макс. – образ Селестии снова реял передо мной, как <text:span text:style-name="T5">&lt;</text:span><text:span text:style-name="T23">полгода</text:span><text:span text:style-name="T5">&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23">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text:soft-page-break/>Я покачал головой.</text:p>
      <text:p text:style-name="P71"><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9">Селестия кивнула, соглашаясь, и образ её начал меркнуть.</text:p>
      <text:p text:style-name="P94">– <text:span text:style-name="T1">Окей. Будь счастлив и... спасибо тебе за всё, Макс.</text:span></text:p>
      <text:p text:style-name="P89">…</text:p>
      <text:p text:style-name="P9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9">Он нахлобучил на себя невесть откуда взявшуюся двууголку.</text:p>
      <text:p text:style-name="P89">– Как вам это нравится, господа?! Дискорд — спаситель Эквестрии! А ведь звучит!!! Разрешите откланяться!..</text:p>
      <text:p text:style-name="P89"/>
      <text:list xml:id="list1185379477003435434" text:style-name="L8">
        <text:list-header>
          <text:p text:style-name="P115">(<text:span text:style-name="T29">Луна — как повелительница снов, слышала разговор Макса с Анакорном</text:span>)</text:p>
          <text:p text:style-name="P116"/>
        </text:list-header>
      </text:list>
      <text:p text:style-name="P90">***</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oft-page-break/><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6">Я опустил руку на шею Дэш и ощутил теплоту и лёгкое покалывание в пустоте.</text:p>
      <text:p text:style-name="P66"><text:span text:style-name="T5">–</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20" text:outline-level="2">Земля</text:h>
      <text:p text:style-name="P69">Музыкальная тема из бегущего по лезвию бритвы — <text:span text:style-name="T5">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text:soft-page-break/>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11"/>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2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2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24T19:27:18.493380689</dc:date>
    <meta:editing-duration>P52DT6H39M29S</meta:editing-duration>
    <meta:editing-cycles>2227</meta:editing-cycles>
    <meta:generator>LibreOffice/5.0.2.2$Linux_X86_64 LibreOffice_project/00m0$Build-2</meta:generator>
    <meta:document-statistic meta:table-count="0" meta:image-count="0" meta:object-count="0" meta:page-count="125" meta:paragraph-count="2576" meta:word-count="57420" meta:character-count="381470" meta:non-whitespace-character-count="323831"/>
  </office:meta>
</office:document-meta>
</file>